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8.24mm"/>
    </style:style>
    <style:style style:name="co3" style:family="table-column">
      <style:table-column-properties fo:break-before="auto" style:column-width="28.06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61.54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19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ponentKind</text:p>
          </table:table-cell>
          <table:table-cell table:style-name="ce1" office:value-type="string" calcext:value-type="string">
            <text:p>LogicalDesignator</text:p>
          </table:table-cell>
          <table:table-cell table:style-name="ce1" office:value-type="string" calcext:value-type="string">
            <text:p>Model:Footprint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PartType</text:p>
          </table:table-cell>
          <table:table-cell table:style-name="ce1" office:value-type="string" calcext:value-type="string">
            <text:p>PhysicalPath</text:p>
          </table:table-cell>
          <table:table-cell table:style-name="ce1" office:value-type="string" calcext:value-type="string">
            <text:p>Pins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RevisionGUID</text:p>
          </table:table-cell>
          <table:table-cell table:style-name="ce1" office:value-type="string" calcext:value-type="string">
            <text:p>SourceLibraryName</text:p>
          </table:table-cell>
          <table:table-cell table:style-name="ce1" office:value-type="string" calcext:value-type="string">
            <text:p>Sub-Parts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Currency 1</text:p>
          </table:table-cell>
          <table:table-cell table:style-name="ce1" office:value-type="string" calcext:value-type="string">
            <text:p>Supplier Device Package</text:p>
          </table:table-cell>
          <table:table-cell table:style-name="ce1" office:value-type="string" calcext:value-type="string">
            <text:p>Supplier Order Qty 1</text:p>
          </table:table-cell>
          <table:table-cell table:style-name="ce1" office:value-type="string" calcext:value-type="string">
            <text:p>Supplier Part Number</text:p>
          </table:table-cell>
          <table:table-cell table:style-name="ce1" office:value-type="string" calcext:value-type="string">
            <text:p>Supplier Part Number 1</text:p>
          </table:table-cell>
          <table:table-cell table:style-name="ce1" office:value-type="string" calcext:value-type="string">
            <text:p>Supplier Stock 1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pplier Unit Price 1</text:p>
          </table:table-cell>
        </table:table-row>
        <table:table-row table:style-name="ro1">
          <table:table-cell table:style-name="ce2" office:value-type="string" calcext:value-type="string">
            <text:p>TD-0341 [RESET/Black]</text:p>
          </table:table-cell>
          <table:table-cell table:style-name="ce2" office:value-type="string" calcext:value-type="string">
            <text:p>Switch, Subminiature Side-Actuated Tact, SMT, KSS Series, Std Actuator, 2 Gull Wing Leads, SPST, 4N Force, Silver Contact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KSS-2G</text:p>
          </table:table-cell>
          <table:table-cell table:style-name="ce2" office:value-type="string" calcext:value-type="string">
            <text:p>KSS241GLF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Switch, Side Tact, SM; 2 Leads; Body 7x3.5mm (LxW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D-0341 [RESET/Black]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CK Switch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2]*[.F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p Semi</text:p>
          </table:table-cell>
          <table:table-cell table:style-name="ce2" office:value-type="string" calcext:value-type="string">
            <text:p>Capacitor (Semiconductor SIM Model)</text:p>
          </table:table-cell>
          <table:table-cell table:style-name="ce2" office:value-type="string" calcext:value-type="string">
            <text:p>C1, C2, C3, C4, C5, C6, C7, C8, C9, C10, C11, C12, C13, C14, C15, C16, C17, C18, C20, C21, C22, C23, C26, C27, C28, C29, C30, C31, C32, C33, C34, C35, C36, C37, C38, C39, C40, C41, C42, C43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Semi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C1, C2, C3, C4, C5, C6, C7, C8, C9, C10, C11, C12, C13, C14, C15, C16, C17, C18, C20, C21, C22, C23, C26, C27, C28, C29, C30, C31, C32, C33, C34, C35, C36, C37, C38, C39, C40, C41, C42, C43</text:p>
          </table:table-cell>
          <table:table-cell table:style-name="ce2" office:value-type="string" calcext:value-type="string">
            <text:p>Chip Capacitor, Body 3.2x1.6mm, IPC High Density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Cap Semi</text:p>
          </table:table-cell>
          <table:table-cell table:style-name="ce2" office:value-type="string" calcext:value-type="string">
            <text:p>PCB1, PCB1, PCB1, PCB1, PCB1, PCB1, PCB1, PCB1, PCB1, PCB1, PCB1, PCB1, PCB1, PCB1, PCB1, PCB1, PCB1, PCB1, Driver&amp;Converter, Driver&amp;Converter, Driver&amp;Converter, Driver&amp;Converter, Driver&amp;Converter, Driver&amp;Converter, Driver&amp;Converter, Driver&amp;Converter, Driver&amp;Converter, Driver&amp;Converter, Driver&amp;Converter, Driver&amp;Converter, Driver&amp;Converter, Driver&amp;Converter, Driver&amp;Converter, PCB1, PCB1, PCB1, PCB1, PCB1, PCB1, 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399-1249-1-ND, 399-1249-1-ND, 399-8150-1-ND, 399-8150-1-ND, 399-1249-1-ND, 399-1249-1-ND, 399-1249-1-ND, 399-8150-1-ND, 399-1249-1-ND, 399-1249-1-ND, 399-1249-1-ND, 399-1249-1-ND, 399-1249-1-ND, 399-1249-1-ND, 399-1249-1-ND, 399-1262-1-ND, 399-1249-1-ND, 399-1249-1-ND, [NoParam], [NoParam], [NoParam], [NoParam], [NoParam], [NoParam], [NoParam], [NoParam], [NoParam], [NoParam], [NoParam], [NoParam], [NoParam], [NoParam], [NoParam], 399-1249-1-ND, 399-1249-1-ND, 399-1249-1-ND, 399-1249-1-ND, 399-1249-1-ND, 399-1249-1-ND, 399-1249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3]*[.F3]" office:value-type="float" office:value="12" calcext:value-type="float">
            <text:p>12</text:p>
          </table:table-cell>
          <table:table-cell table:style-name="ce5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74-TMCMA0J107MTRF</text:p>
          </table:table-cell>
          <table:table-cell table:style-name="ce2" office:value-type="string" calcext:value-type="string">
            <text:p>Polarized Capacitor (Surface Mount)</text:p>
          </table:table-cell>
          <table:table-cell table:style-name="ce2" office:value-type="string" calcext:value-type="string">
            <text:p>C19, C24, C25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Pol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C19, C24, C25</text:p>
          </table:table-cell>
          <table:table-cell table:style-name="ce2" office:value-type="string" calcext:value-type="string">
            <text:p>Chip Capacitor, Body 3.2x1.6mm, IPC High Density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74-TMCMA0J107MTRF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4]*[.F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BRS320</text:p>
          </table:table-cell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D1, D2</text:p>
          </table:table-cell>
          <table:table-cell table:style-name="ce2" office:value-type="string" calcext:value-type="string">
            <text:p>SMB</text:p>
          </table:table-cell>
          <table:table-cell table:style-name="ce2" office:value-type="string" calcext:value-type="string">
            <text:p>D Schottk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D1, D2</text:p>
          </table:table-cell>
          <table:table-cell table:style-name="ce2" office:value-type="string" calcext:value-type="string">
            <text:p>DO-214-AA/SMB; 2 C-Bend Leads; Body 5.3 x 3.6 mm, inc. leads (LxW)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BRS320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BRS3200T3GOSCT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5]*[.F5]" office:value-type="float" office:value="1.106" calcext:value-type="float">
            <text:p>1,106</text:p>
          </table:table-cell>
          <table:table-cell table:style-name="ce5" office:value-type="float" office:value="0.553" calcext:value-type="float">
            <text:p>0,553</text:p>
          </table:table-cell>
        </table:table-row>
        <table:table-row table:style-name="ro1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Typical BLUE SiC LED</text:p>
          </table:table-cell>
          <table:table-cell table:style-name="ce2" office:value-type="string" calcext:value-type="string">
            <text:p>D3, D4, D5, D6</text:p>
          </table:table-cell>
          <table:table-cell table:style-name="ce2" office:value-type="string" calcext:value-type="string">
            <text:p>3.5X2.8X1.9</text:p>
          </table:table-cell>
          <table:table-cell table:style-name="ce2" office:value-type="string" calcext:value-type="string">
            <text:p>LED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D3, D4, D5, D6</text:p>
          </table:table-cell>
          <table:table-cell table:style-name="ce2" office:value-type="string" calcext:value-type="string">
            <text:p>SM LED; 2 C-Bend Leads; Body 3.5 x 2.8 x 1.9 mm, inc leads (LxWxH typ)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941-JE2835W00A0HG9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6]*[.F6]" office:value-type="float" office:value="0.34" calcext:value-type="float">
            <text:p>0,34</text:p>
          </table:table-cell>
          <table:table-cell table:style-name="ce5" office:value-type="float" office:value="0.085" calcext:value-type="float">
            <text:p>0,085</text:p>
          </table:table-cell>
        </table:table-row>
        <table:table-row table:style-name="ro1">
          <table:table-cell table:style-name="ce2" office:value-type="string" calcext:value-type="string">
            <text:p>Inductor Iron Dot</text:p>
          </table:table-cell>
          <table:table-cell table:style-name="ce2" office:value-type="string" calcext:value-type="string">
            <text:p>Magnetic-Core Inductor with Winding Polarity Marking</text:p>
          </table:table-cell>
          <table:table-cell table:style-name="ce2" office:value-type="string" calcext:value-type="string">
            <text:p>L1, L2</text:p>
          </table:table-cell>
          <table:table-cell table:style-name="ce2" office:value-type="string" calcext:value-type="string">
            <text:p>DIODE_SMC</text:p>
          </table:table-cell>
          <table:table-cell table:style-name="ce2" office:value-type="string" calcext:value-type="string">
            <text:p>Inductor Iron Do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1, L2</text:p>
          </table:table-cell>
          <table:table-cell table:style-name="ce2" office:value-type="string" calcext:value-type="string">
            <text:p>Diode; 2 Leads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nductor Iron Dot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667-ETQ-P5M220YFC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7]*[.F7]" office:value-type="float" office:value="2.8" calcext:value-type="float">
            <text:p>2,8</text:p>
          </table:table-cell>
          <table:table-cell table:style-name="ce5" office:value-type="float" office:value="1.4" calcext:value-type="float">
            <text:p>1,4</text:p>
          </table:table-cell>
        </table:table-row>
        <table:table-row table:style-name="ro1">
          <table:table-cell table:style-name="ce2" office:value-type="string" calcext:value-type="string">
            <text:p>Header 4</text:p>
          </table:table-cell>
          <table:table-cell table:style-name="ce2" office:value-type="string" calcext:value-type="string">
            <text:p>Header, 4-Pi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HDR1X4</text:p>
          </table:table-cell>
          <table:table-cell table:style-name="ce2" office:value-type="string" calcext:value-type="string">
            <text:p>Header 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Connector; Header; 4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4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8]*[.F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HDR2X5</text:p>
          </table:table-cell>
          <table:table-cell table:style-name="ce2" office:value-type="string" calcext:value-type="string">
            <text:p>Header 5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Connector; Header; 5x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9]*[.F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3</text:p>
          </table:table-cell>
          <table:table-cell table:style-name="ce2" office:value-type="string" calcext:value-type="string">
            <text:p>Header, 3-Pin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HDR1X3</text:p>
          </table:table-cell>
          <table:table-cell table:style-name="ce2" office:value-type="string" calcext:value-type="string">
            <text:p>Header 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Connector; Header; 3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3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10]*[.F1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8X2</text:p>
          </table:table-cell>
          <table:table-cell table:style-name="ce2" office:value-type="string" calcext:value-type="string">
            <text:p>Header, 8-Pin, Dual row</text:p>
          </table:table-cell>
          <table:table-cell table:style-name="ce2" office:value-type="string" calcext:value-type="string">
            <text:p>P4, P5, P6, P7</text:p>
          </table:table-cell>
          <table:table-cell table:style-name="ce2" office:value-type="string" calcext:value-type="string">
            <text:p>HDR2X8</text:p>
          </table:table-cell>
          <table:table-cell table:style-name="ce2" office:value-type="string" calcext:value-type="string">
            <text:p>Header 8X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4, P5, P6, P7</text:p>
          </table:table-cell>
          <table:table-cell table:style-name="ce2" office:value-type="string" calcext:value-type="string">
            <text:p>Connector; Header; 8x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8X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11]*[.F1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2</text:p>
          </table:table-cell>
          <table:table-cell table:style-name="ce2" office:value-type="string" calcext:value-type="string">
            <text:p>Header, 2-Pin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HDR1X2</text:p>
          </table:table-cell>
          <table:table-cell table:style-name="ce2" office:value-type="string" calcext:value-type="string">
            <text:p>Header 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Connector; Header; 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2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12]*[.F1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s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, R2, R3, R3.3V, R4, R5, R6, R7, R8, R9, R16, R17, R18, R19, R20, R21, R22, R23, R24, R25, R26, R27, R28, R29, R30, R31, R32, R33, R34, R35, R36, R37, R38, R39, R40, R41, R42, R43, R44, RBat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, R2, R3, R3.3V, R4, R5, R6, R7, R8, R9, R16, R17, R18, R19, R20, R21, R22, R23, R24, R25, R26, R27, R28, R29, R30, R31, R32, R33, R34, R35, R36, R37, R38, R39, R40, R41, R42, R43, R44, RBat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3</text:p>
          </table:table-cell>
          <table:table-cell table:style-name="ce2" office:value-type="string" calcext:value-type="string">
            <text:p>PCB1, PCB1, PCB1, PCB1, PCB1, PCB1, PCB1, PCB1, PCB1, PCB1, Driver&amp;Converter, Driver&amp;Converter, Driver&amp;Converter, Driver&amp;Converter, Driver&amp;Converter, Driver&amp;Converter, Driver&amp;Converter, Driver&amp;Converter, PCB1, PCB1, PCB1, PCB1, PCB1, PCB1, PCB1, PCB1, PCB1, PCB1, PCB1, PCB1, PCB1, PCB1, PCB1, PCB1, PCB1, PCB1, PCB1, PCB1, PCB1, 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MCF1206ZT0R00CT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3]*[.F1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DA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DA1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4]*[.F1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CL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CL1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5]*[.F1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DA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DA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6]*[.F16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CL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CL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7]*[.F17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DA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DA3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8]*[.F1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CL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CL3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9]*[.F1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M32F401RBT6</text:p>
          </table:table-cell>
          <table:table-cell table:style-name="ce2" office:value-type="string" calcext:value-type="string">
            <text:p>ARM Cortex-M4 32-bit MCU+FPU, 105 DMIPS, 128 kB Flash, 64 kB Internal RAM, 48 I/Os, 64-pin LQFP, -40 to 85 degC, Tray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TM-LQFP64_N</text:p>
          </table:table-cell>
          <table:table-cell table:style-name="ce2" office:value-type="string" calcext:value-type="string">
            <text:p>STM32F401RBT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hin QFP, 64-Leads, Body 10x10mm, Pitch 0.5mm, IPC Medium Density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STM32F401RBT6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STMicroelectronics STM32 F4.IntLib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9X62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0]*[.F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S3MDL</text:p>
          </table:table-cell>
          <table:table-cell table:style-name="ce2" office:value-type="string" calcext:value-type="string">
            <text:p>Magnetic sensor MEMS (3 Axis)</text:p>
          </table:table-cell>
          <table:table-cell table:style-name="ce2" office:value-type="string" calcext:value-type="string">
            <text:p>U2, U3, U4</text:p>
          </table:table-cell>
          <table:table-cell table:style-name="ce2" office:value-type="string" calcext:value-type="string">
            <text:p>LGA12 2x2x1mm</text:p>
          </table:table-cell>
          <table:table-cell table:style-name="ce2" office:value-type="string" calcext:value-type="string">
            <text:p>LIS3MD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2, U3, U4</text:p>
          </table:table-cell>
          <table:table-cell table:style-name="ce2" office:value-type="string" calcext:value-type="string">
            <text:p>LGA12 2x2x1mm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IS3MDL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Open_Parts_Library_Altium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LGA1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IS3MDL</text:p>
          </table:table-cell>
          <table:table-cell table:style-name="ce2" office:value-type="string" calcext:value-type="string">
            <text:p>497-13892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1]*[.F2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SM6DSL</text:p>
          </table:table-cell>
          <table:table-cell table:style-name="ce2" office:value-type="string" calcext:value-type="string">
            <text:p>Accelero + Gyro MEMS (6 Axis)</text:p>
          </table:table-cell>
          <table:table-cell table:style-name="ce2" office:value-type="string" calcext:value-type="string">
            <text:p>U5, U6, U7</text:p>
          </table:table-cell>
          <table:table-cell table:style-name="ce2" office:value-type="string" calcext:value-type="string">
            <text:p>LGA14L-2.5X3X0.86p0.5</text:p>
          </table:table-cell>
          <table:table-cell table:style-name="ce2" office:value-type="string" calcext:value-type="string">
            <text:p>LSM6DS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5, U6, U7</text:p>
          </table:table-cell>
          <table:table-cell table:style-name="ce2" office:value-type="string" calcext:value-type="string">
            <text:p>LGA14 2.5x3x0.86mm pitch0.5mm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SM6DSL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Open_Parts_Library_Altium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LGA1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SM6DSL</text:p>
          </table:table-cell>
          <table:table-cell table:style-name="ce2" office:value-type="string" calcext:value-type="string">
            <text:p>497-16705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2]*[.F2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293DD</text:p>
          </table:table-cell>
          <table:table-cell table:style-name="ce2" office:value-type="string" calcext:value-type="string">
            <text:p>Push-Pull Four Channel Driver With Diode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SO20_N</text:p>
          </table:table-cell>
          <table:table-cell table:style-name="ce2" office:value-type="string" calcext:value-type="string">
            <text:p>L293D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SOIC, 20-Leads, Body 12.8x7.5mm, Pitch 1.27mm, IPC Medium Density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293DD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ST Interface DC &amp; Stepper Motor Controller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497-1390-5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3]*[.F2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S54383</text:p>
          </table:table-cell>
          <table:table-cell table:style-name="ce2"/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TPS54383_converter</text:p>
          </table:table-cell>
          <table:table-cell table:style-name="ce2" office:value-type="string" calcext:value-type="string">
            <text:p>TPS5438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TSOP, 14-Leads, Body 5,00x4,40mm, Pitch 0,65mm, Thermal Pad 2,31x2,46mm, IPC Medium Density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PS54383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TPS54383.Sch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296-23087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4]*[.F2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ptoisolator2</text:p>
          </table:table-cell>
          <table:table-cell table:style-name="ce2" office:value-type="string" calcext:value-type="string">
            <text:p>5 Pin Mini Flat Pack Optocoupler</text:p>
          </table:table-cell>
          <table:table-cell table:style-name="ce2" office:value-type="string" calcext:value-type="string">
            <text:p>U10, U11, U12, U13, U14, U15</text:p>
          </table:table-cell>
          <table:table-cell table:style-name="ce2" office:value-type="string" calcext:value-type="string">
            <text:p>SOP5(6)</text:p>
          </table:table-cell>
          <table:table-cell table:style-name="ce2" office:value-type="string" calcext:value-type="string">
            <text:p>Optoisolator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10, U11, U12, U13, U14, U15</text:p>
          </table:table-cell>
          <table:table-cell table:style-name="ce2" office:value-type="string" calcext:value-type="string">
            <text:p>Small Outline; 6 Leads (1 Absent); Body Width 4.4 mm; Pitch 1.27 mm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Optoisolator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782-TCLT110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5]*[.F2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Jumper Wire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HDR1X2</text:p>
          </table:table-cell>
          <table:table-cell table:style-name="ce2" office:value-type="string" calcext:value-type="string">
            <text:p>Jump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Connector; Header; 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26]*[.F26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815-abx0712032.768kt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CAPC3216M</text:p>
          </table:table-cell>
          <table:table-cell table:style-name="ce2" office:value-type="string" calcext:value-type="string">
            <text:p>XT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Chip Capacitor, Body 3.2x1.6mm, IPC Low Density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815-abx0712032.768kt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815-abx0712032.768kt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7]*[.F27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number-columns-repeated="26"/>
          <table:table-cell table:formula="of:=SUM([.AA2:.AA27])" office:value-type="float" office:value="16.246" calcext:value-type="float">
            <text:p>16,246</text:p>
          </table:table-cell>
          <table:table-cell/>
        </table:table-row>
        <table:table-row table:style-name="ro2" table:number-rows-repeated="1048545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Tabelle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supplier re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bRef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% del total</text:p>
          </table:table-cell>
          <table:table-cell office:value-type="string" calcext:value-type="string">
            <text:p>% por tipo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D-0341 [RESET/Black]</text:p>
          </table:table-cell>
          <table:table-cell/>
          <table:table-cell office:value-type="string" calcext:value-type="string">
            <text:p>Switch, Subminiature Side-Actuated Tact, SMT, KSS Series, Std Actuator, 2 Gull Wing Leads, SPST, 4N Force, Silver Contac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KSS-2G</text:p>
          </table:table-cell>
          <table:table-cell office:value-type="string" calcext:value-type="string">
            <text:p>KSS241GLFS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3]/[.$I$127]*100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]/[.$I$127]*100" office:value-type="float" office:value="0.23493642896628" calcext:value-type="float">
            <text:p>0,23493642896628</text:p>
          </table:table-cell>
          <table:table-cell table:formula="of:=SUM([.J4:.J46])" office:value-type="float" office:value="18.9883913764511" calcext:value-type="float" table:number-columns-spanned="1" table:number-rows-spanned="43">
            <text:p>18,9883913764511</text:p>
          </table:table-cell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5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5Z4V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Default" office:value-type="float" office:value="0.204" calcext:value-type="float">
            <text:p>0,204</text:p>
          </table:table-cell>
          <table:table-cell table:formula="of:=[.I6]/[.$I$127]*100" office:value-type="float" office:value="0.46987285793256" calcext:value-type="float">
            <text:p>0,46987285793256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5Z4V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Default" office:value-type="float" office:value="0.204" calcext:value-type="float">
            <text:p>0,204</text:p>
          </table:table-cell>
          <table:table-cell table:formula="of:=[.I7]/[.$I$127]*100" office:value-type="float" office:value="0.46987285793256" calcext:value-type="float">
            <text:p>0,46987285793256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8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9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0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5Z4V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Default" office:value-type="float" office:value="0.204" calcext:value-type="float">
            <text:p>0,204</text:p>
          </table:table-cell>
          <table:table-cell table:formula="of:=[.I11]/[.$I$127]*100" office:value-type="float" office:value="0.46987285793256" calcext:value-type="float">
            <text:p>0,46987285793256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2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3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4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5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6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7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8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475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float" office:value="0.272" calcext:value-type="float">
            <text:p>0,272</text:p>
          </table:table-cell>
          <table:table-cell table:formula="of:=[.I19]/[.$I$127]*100" office:value-type="float" office:value="0.626497143910079" calcext:value-type="float">
            <text:p>0,62649714391007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20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21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74-TMCMA0J107MTRF</text:p>
          </table:table-cell>
          <table:table-cell office:value-type="string" calcext:value-type="string">
            <text:p>Polarized Capacitor (Surface Mount)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Po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7" office:value-type="currency" office:currency="EUR" office:value="0.45" calcext:value-type="currency">
            <text:p>0,45 €</text:p>
          </table:table-cell>
          <table:table-cell table:formula="of:=[.I22]/[.$I$127]*100" office:value-type="float" office:value="1.03648424543947" calcext:value-type="float">
            <text:p>1,03648424543947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23]/[.$I$127]*100" office:value-type="float" office:value="0.704809286898839" calcext:value-type="float">
            <text:p>0,7048092868988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24]/[.$I$127]*100" office:value-type="float" office:value="0.704809286898839" calcext:value-type="float">
            <text:p>0,7048092868988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1206KRX7R9BB333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table:style-name="Default" office:value-type="float" office:value="0.221" calcext:value-type="float">
            <text:p>0,221</text:p>
          </table:table-cell>
          <table:table-cell table:formula="of:=[.I25]/[.$I$127]*100" office:value-type="float" office:value="0.509028929426939" calcext:value-type="float">
            <text:p>0,5090289294269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1206KRX7R9BB333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table:style-name="Default" office:value-type="float" office:value="0.221" calcext:value-type="float">
            <text:p>0,221</text:p>
          </table:table-cell>
          <table:table-cell table:formula="of:=[.I26]/[.$I$127]*100" office:value-type="float" office:value="0.509028929426939" calcext:value-type="float">
            <text:p>0,509028929426939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74-TMCMA0J107MTRF</text:p>
          </table:table-cell>
          <table:table-cell office:value-type="string" calcext:value-type="string">
            <text:p>Polarized Capacitor (Surface Mount)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Po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7" office:value-type="currency" office:currency="EUR" office:value="0.45" calcext:value-type="currency">
            <text:p>0,45 €</text:p>
          </table:table-cell>
          <table:table-cell table:formula="of:=[.I27]/[.$I$127]*100" office:value-type="float" office:value="1.03648424543947" calcext:value-type="float">
            <text:p>1,03648424543947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74-TMCMA0J107MTRF</text:p>
          </table:table-cell>
          <table:table-cell office:value-type="string" calcext:value-type="string">
            <text:p>Polarized Capacitor (Surface Mount)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Po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7" office:value-type="currency" office:currency="EUR" office:value="0.45" calcext:value-type="currency">
            <text:p>0,45 €</text:p>
          </table:table-cell>
          <table:table-cell table:formula="of:=[.I28]/[.$I$127]*100" office:value-type="float" office:value="1.03648424543947" calcext:value-type="float">
            <text:p>1,03648424543947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29]/[.$I$127]*100" office:value-type="float" office:value="0.704809286898839" calcext:value-type="float">
            <text:p>0,7048092868988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30]/[.$I$127]*100" office:value-type="float" office:value="0.704809286898839" calcext:value-type="float">
            <text:p>0,7048092868988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31]/[.$I$127]*100" office:value-type="float" office:value="0.704809286898839" calcext:value-type="float">
            <text:p>0,7048092868988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32]/[.$I$127]*100" office:value-type="float" office:value="0.704809286898839" calcext:value-type="float">
            <text:p>0,70480928689883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KRNPO0BN471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formula="of:=[.I33]/[.$I$127]*100" office:value-type="float" office:value="0.46987285793256" calcext:value-type="float">
            <text:p>0,46987285793256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KRNPO0BN471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formula="of:=[.I34]/[.$I$127]*100" office:value-type="float" office:value="0.46987285793256" calcext:value-type="float">
            <text:p>0,46987285793256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KRNPO0BN471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formula="of:=[.I35]/[.$I$127]*100" office:value-type="float" office:value="0.46987285793256" calcext:value-type="float">
            <text:p>0,46987285793256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3M1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float" office:value="0.153" calcext:value-type="float">
            <text:p>0,153</text:p>
          </table:table-cell>
          <table:table-cell table:formula="of:=[.I36]/[.$I$127]*100" office:value-type="float" office:value="0.35240464344942" calcext:value-type="float">
            <text:p>0,35240464344942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JRX7R0BB682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 table:style-name="Default" office:value-type="float" office:value="0.196" calcext:value-type="float">
            <text:p>0,196</text:p>
          </table:table-cell>
          <table:table-cell table:formula="of:=[.I37]/[.$I$127]*100" office:value-type="float" office:value="0.451446471346969" calcext:value-type="float">
            <text:p>0,45144647134696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38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1J1G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style-name="Default" office:value-type="float" office:value="0.153" calcext:value-type="float">
            <text:p>0,153</text:p>
          </table:table-cell>
          <table:table-cell table:formula="of:=[.I39]/[.$I$127]*100" office:value-type="float" office:value="0.35240464344942" calcext:value-type="float">
            <text:p>0,35240464344942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581-12061A6R0CAT2A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F</text:p>
          </table:table-cell>
          <table:table-cell office:value-type="float" office:value="0.289" calcext:value-type="float">
            <text:p>0,289</text:p>
          </table:table-cell>
          <table:table-cell table:formula="of:=[.I40]/[.$I$127]*100" office:value-type="float" office:value="0.665653215404459" calcext:value-type="float">
            <text:p>0,66565321540445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1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581-12061A6R0CAT2A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F</text:p>
          </table:table-cell>
          <table:table-cell office:value-type="float" office:value="0.289" calcext:value-type="float">
            <text:p>0,289</text:p>
          </table:table-cell>
          <table:table-cell table:formula="of:=[.I42]/[.$I$127]*100" office:value-type="float" office:value="0.665653215404459" calcext:value-type="float">
            <text:p>0,665653215404459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3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4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5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6]/[.$I$127]*100" office:value-type="float" office:value="0.23493642896628" calcext:value-type="float">
            <text:p>0,23493642896628</text:p>
          </table:table-cell>
          <table:covered-table-cell/>
        </table:table-row>
        <table:table-row table:style-name="ro1">
          <table:table-cell office:value-type="string" calcext:value-type="string">
            <text:p>MBRS320</text:p>
          </table:table-cell>
          <table:table-cell office:value-type="string" calcext:value-type="string">
            <text:p>863-MBRS320T3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 Schottk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4" calcext:value-type="float">
            <text:p>0,434</text:p>
          </table:table-cell>
          <table:table-cell table:formula="of:=[.I47]/[.$I$127]*100" office:value-type="float" office:value="0.999631472268288" calcext:value-type="float">
            <text:p>0,999631472268288</text:p>
          </table:table-cell>
          <table:table-cell table:formula="of:=SUM([.J47:.J48])" office:value-type="float" office:value="1.99926294453658" calcext:value-type="float" table:number-columns-spanned="1" table:number-rows-spanned="2">
            <text:p>1,99926294453658</text:p>
          </table:table-cell>
        </table:table-row>
        <table:table-row table:style-name="ro1">
          <table:table-cell office:value-type="string" calcext:value-type="string">
            <text:p>MBRS320</text:p>
          </table:table-cell>
          <table:table-cell office:value-type="string" calcext:value-type="string">
            <text:p>863-MBRS320T3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 Schottk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4" calcext:value-type="float">
            <text:p>0,434</text:p>
          </table:table-cell>
          <table:table-cell table:formula="of:=[.I48]/[.$I$127]*100" office:value-type="float" office:value="0.999631472268288" calcext:value-type="float">
            <text:p>0,999631472268288</text:p>
          </table:table-cell>
          <table:covered-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49]/[.$I$127]*100" office:value-type="float" office:value="0.1957803574719" calcext:value-type="float">
            <text:p>0,1957803574719</text:p>
          </table:table-cell>
          <table:table-cell table:formula="of:=SUM([.J49:.J52])" office:value-type="float" office:value="0.783121429887599" calcext:value-type="float" table:number-columns-spanned="1" table:number-rows-spanned="4">
            <text:p>0,783121429887599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50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51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52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Inductor Iron Dot</text:p>
          </table:table-cell>
          <table:table-cell table:style-name="ce2" office:value-type="string" calcext:value-type="string">
            <text:p>667-ETQ-P5M220YFC</text:p>
          </table:table-cell>
          <table:table-cell office:value-type="string" calcext:value-type="string">
            <text:p>Magnetic-Core Inductor with Winding Polarity Marking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IODE_SMC</text:p>
          </table:table-cell>
          <table:table-cell office:value-type="string" calcext:value-type="string">
            <text:p>Inductor Iron 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float" office:value="1.4" calcext:value-type="float">
            <text:p>1,4</text:p>
          </table:table-cell>
          <table:table-cell table:formula="of:=[.I53]/[.$I$127]*100" office:value-type="float" office:value="3.22461765247835" calcext:value-type="float">
            <text:p>3,22461765247835</text:p>
          </table:table-cell>
          <table:table-cell table:formula="of:=SUM([.J53:.J54])" office:value-type="float" office:value="6.4492353049567" calcext:value-type="float" table:number-columns-spanned="1" table:number-rows-spanned="2">
            <text:p>6,4492353049567</text:p>
          </table:table-cell>
        </table:table-row>
        <table:table-row table:style-name="ro1">
          <table:table-cell office:value-type="string" calcext:value-type="string">
            <text:p>Inductor Iron Dot</text:p>
          </table:table-cell>
          <table:table-cell table:style-name="ce2" office:value-type="string" calcext:value-type="string">
            <text:p>667-ETQ-P5M220YFC</text:p>
          </table:table-cell>
          <table:table-cell office:value-type="string" calcext:value-type="string">
            <text:p>Magnetic-Core Inductor with Winding Polarity Marking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IODE_SMC</text:p>
          </table:table-cell>
          <table:table-cell office:value-type="string" calcext:value-type="string">
            <text:p>Inductor Iron 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float" office:value="1.4" calcext:value-type="float">
            <text:p>1,4</text:p>
          </table:table-cell>
          <table:table-cell table:formula="of:=[.I54]/[.$I$127]*100" office:value-type="float" office:value="3.22461765247835" calcext:value-type="float">
            <text:p>3,22461765247835</text:p>
          </table:table-cell>
          <table:covered-table-cell/>
        </table:table-row>
        <table:table-row table:style-name="ro1">
          <table:table-cell office:value-type="string" calcext:value-type="string">
            <text:p>Header 4</text:p>
          </table:table-cell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DR1X4</text:p>
          </table:table-cell>
          <table:table-cell office:value-type="string" calcext:value-type="string">
            <text:p>Header 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5]/[.$I$127]*100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5X2</text:p>
          </table:table-cell>
          <table:table-cell/>
          <table:table-cell office:value-type="string" calcext:value-type="string">
            <text:p>Header, 5-Pin, Dual ro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DR2X5</text:p>
          </table:table-cell>
          <table:table-cell office:value-type="string" calcext:value-type="string">
            <text:p>Header 5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6]/[.$I$127]*100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3</text:p>
          </table:table-cell>
          <table:table-cell/>
          <table:table-cell office:value-type="string" calcext:value-type="string">
            <text:p>Header, 3-Pi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DR1X3</text:p>
          </table:table-cell>
          <table:table-cell office:value-type="string" calcext:value-type="string">
            <text:p>Header 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7]/[.$I$127]*100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8]/[.$I$127]*100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9]/[.$I$127]*100" office:value-type="float" office:value="0" calcext:value-type="float">
            <text:p>0</text:p>
          </table:table-cell>
          <table:table-cell table:formula="of:=[.J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60]/[.$I$127]*100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61]/[.$I$127]*100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er 2</text:p>
          </table:table-cell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HDR1X2</text:p>
          </table:table-cell>
          <table:table-cell office:value-type="string" calcext:value-type="string">
            <text:p>Header 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62]/[.$I$127]*100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3]/[.$I$127]*100" office:value-type="float" office:value="0" calcext:value-type="float">
            <text:p>0</text:p>
          </table:table-cell>
          <table:table-cell table:formula="of:=SUM([.J63:.J108])" office:value-type="float" office:value="6.0691910816289" calcext:value-type="float" table:number-columns-spanned="1" table:number-rows-spanned="46">
            <text:p>6,0691910816289</text:p>
          </table:table-cell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4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5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.3V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6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7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8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9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70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71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72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Pull-up SDA1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3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Pull-up SCL1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4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Pull-up SDA2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5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Pull-up SCL2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6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Pull-up SDA3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7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Pull-up SCL3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8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1R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9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1R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80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165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float" office:value="0.085" calcext:value-type="float">
            <text:p>0,085</text:p>
          </table:table-cell>
          <table:table-cell table:formula="of:=[.I81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165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float" office:value="0.085" calcext:value-type="float">
            <text:p>0,085</text:p>
          </table:table-cell>
          <table:table-cell table:formula="of:=[.I82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383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3K</text:p>
          </table:table-cell>
          <table:table-cell office:value-type="float" office:value="0.085" calcext:value-type="float">
            <text:p>0,085</text:p>
          </table:table-cell>
          <table:table-cell table:formula="of:=[.I83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634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4K</text:p>
          </table:table-cell>
          <table:table-cell office:value-type="float" office:value="0.085" calcext:value-type="float">
            <text:p>0,085</text:p>
          </table:table-cell>
          <table:table-cell table:formula="of:=[.I84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422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0.085" calcext:value-type="float">
            <text:p>0,085</text:p>
          </table:table-cell>
          <table:table-cell table:formula="of:=[.I85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698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0.085" calcext:value-type="float">
            <text:p>0,085</text:p>
          </table:table-cell>
          <table:table-cell table:formula="of:=[.I86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87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88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89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90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91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92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93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94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95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96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97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98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99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0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1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2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3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4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5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6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7]/[.$I$127]*100" office:value-type="float" office:value="0.1957803574719" calcext:value-type="float">
            <text:p>0,1957803574719</text:p>
          </table:table-cell>
          <table:covered-table-cell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Bat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108]/[.$I$127]*100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STM32F401RBT6</text:p>
          </table:table-cell>
          <table:table-cell office:value-type="string" calcext:value-type="string">
            <text:p>511-STM32F401RBT6</text:p>
          </table:table-cell>
          <table:table-cell office:value-type="string" calcext:value-type="string">
            <text:p>ARM Cortex-M4 32-bit MCU+FPU, 105 DMIPS, 128 kB Flash, 64 kB Internal RAM, 48 I/Os, 64-pin LQFP, -40 to 85 degC, Tr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-LQFP64_N</text:p>
          </table:table-cell>
          <table:table-cell office:value-type="string" calcext:value-type="string">
            <text:p>STM32F401RBT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3" calcext:value-type="float">
            <text:p>4,53</text:p>
          </table:table-cell>
          <table:table-cell table:formula="of:=[.I109]/[.$I$127]*100" office:value-type="float" office:value="10.4339414040907" calcext:value-type="float">
            <text:p>10,4339414040907</text:p>
          </table:table-cell>
          <table:table-cell table:formula="of:=[.J109]" office:value-type="float" office:value="10.4339414040907" calcext:value-type="float">
            <text:p>10,4339414040907</text:p>
          </table:table-cell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511-LIS3MDLTR</text:p>
          </table:table-cell>
          <table:table-cell office:value-type="string" calcext:value-type="string">
            <text:p>Magnetic sensor MEMS (3 Axis)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GA12 2x2x1mm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 table:style-name="Default" office:value-type="float" office:value="1.38" calcext:value-type="float">
            <text:p>1,38</text:p>
          </table:table-cell>
          <table:table-cell table:formula="of:=[.I110]/[.$I$127]*100" office:value-type="float" office:value="3.17855168601437" calcext:value-type="float">
            <text:p>3,17855168601437</text:p>
          </table:table-cell>
          <table:table-cell table:formula="of:=SUM([.J110:.J112])" office:value-type="float" office:value="9.53565505804312" calcext:value-type="float" table:number-columns-spanned="1" table:number-rows-spanned="3">
            <text:p>9,53565505804312</text:p>
          </table:table-cell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511-LIS3MDLTR</text:p>
          </table:table-cell>
          <table:table-cell office:value-type="string" calcext:value-type="string">
            <text:p>Magnetic sensor MEMS (3 Axis)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GA12 2x2x1mm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 table:style-name="Default" office:value-type="float" office:value="1.38" calcext:value-type="float">
            <text:p>1,38</text:p>
          </table:table-cell>
          <table:table-cell table:formula="of:=[.I111]/[.$I$127]*100" office:value-type="float" office:value="3.17855168601437" calcext:value-type="float">
            <text:p>3,17855168601437</text:p>
          </table:table-cell>
          <table:covered-table-cell/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511-LIS3MDLTR</text:p>
          </table:table-cell>
          <table:table-cell office:value-type="string" calcext:value-type="string">
            <text:p>Magnetic sensor MEMS (3 Axis)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GA12 2x2x1mm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 table:style-name="Default" office:value-type="float" office:value="1.38" calcext:value-type="float">
            <text:p>1,38</text:p>
          </table:table-cell>
          <table:table-cell table:formula="of:=[.I112]/[.$I$127]*100" office:value-type="float" office:value="3.17855168601437" calcext:value-type="float">
            <text:p>3,17855168601437</text:p>
          </table:table-cell>
          <table:covered-table-cell/>
        </table:table-row>
        <table:table-row table:style-name="ro1">
          <table:table-cell office:value-type="string" calcext:value-type="string">
            <text:p>LSM6DSL</text:p>
          </table:table-cell>
          <table:table-cell office:value-type="string" calcext:value-type="string">
            <text:p>511-LSM6DSLTR</text:p>
          </table:table-cell>
          <table:table-cell office:value-type="string" calcext:value-type="string">
            <text:p>Accelero + Gyro MEMS (6 Axis)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GA14L-2.5X3X0.86p0.5</text:p>
          </table:table-cell>
          <table:table-cell office:value-type="string" calcext:value-type="string">
            <text:p>LSM6D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formula="of:=[.I113]/[.$I$127]*100" office:value-type="float" office:value="7.78514833241202" calcext:value-type="float">
            <text:p>7,78514833241202</text:p>
          </table:table-cell>
          <table:table-cell table:formula="of:=SUM([.J113:.J115])" office:value-type="float" office:value="23.355444997236" calcext:value-type="float" table:number-columns-spanned="1" table:number-rows-spanned="3">
            <text:p>23,355444997236</text:p>
          </table:table-cell>
        </table:table-row>
        <table:table-row table:style-name="ro1">
          <table:table-cell office:value-type="string" calcext:value-type="string">
            <text:p>LSM6DSL</text:p>
          </table:table-cell>
          <table:table-cell office:value-type="string" calcext:value-type="string">
            <text:p>511-LSM6DSLTR</text:p>
          </table:table-cell>
          <table:table-cell office:value-type="string" calcext:value-type="string">
            <text:p>Accelero + Gyro MEMS (6 Axis)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GA14L-2.5X3X0.86p0.5</text:p>
          </table:table-cell>
          <table:table-cell office:value-type="string" calcext:value-type="string">
            <text:p>LSM6D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formula="of:=[.I114]/[.$I$127]*100" office:value-type="float" office:value="7.78514833241202" calcext:value-type="float">
            <text:p>7,78514833241202</text:p>
          </table:table-cell>
          <table:covered-table-cell/>
        </table:table-row>
        <table:table-row table:style-name="ro1">
          <table:table-cell office:value-type="string" calcext:value-type="string">
            <text:p>LSM6DSL</text:p>
          </table:table-cell>
          <table:table-cell office:value-type="string" calcext:value-type="string">
            <text:p>511-LSM6DSLTR</text:p>
          </table:table-cell>
          <table:table-cell office:value-type="string" calcext:value-type="string">
            <text:p>Accelero + Gyro MEMS (6 Axis)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GA14L-2.5X3X0.86p0.5</text:p>
          </table:table-cell>
          <table:table-cell office:value-type="string" calcext:value-type="string">
            <text:p>LSM6D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formula="of:=[.I115]/[.$I$127]*100" office:value-type="float" office:value="7.78514833241202" calcext:value-type="float">
            <text:p>7,78514833241202</text:p>
          </table:table-cell>
          <table:covered-table-cell/>
        </table:table-row>
        <table:table-row table:style-name="ro1">
          <table:table-cell office:value-type="string" calcext:value-type="string">
            <text:p>L293DD</text:p>
          </table:table-cell>
          <table:table-cell office:value-type="string" calcext:value-type="string">
            <text:p>511-L293DD</text:p>
          </table:table-cell>
          <table:table-cell office:value-type="string" calcext:value-type="string">
            <text:p>Push-Pull Four Channel Driver With Diode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20_N</text:p>
          </table:table-cell>
          <table:table-cell office:value-type="string" calcext:value-type="string">
            <text:p>L293D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26" calcext:value-type="float">
            <text:p>3,26</text:p>
          </table:table-cell>
          <table:table-cell table:formula="of:=[.I116]/[.$I$127]*100" office:value-type="float" office:value="7.50875253362816" calcext:value-type="float">
            <text:p>7,50875253362816</text:p>
          </table:table-cell>
          <table:table-cell table:formula="of:=[.J116]" office:value-type="float" office:value="7.50875253362816" calcext:value-type="float">
            <text:p>7,50875253362816</text:p>
          </table:table-cell>
        </table:table-row>
        <table:table-row table:style-name="ro1">
          <table:table-cell office:value-type="string" calcext:value-type="string">
            <text:p>TPS54383</text:p>
          </table:table-cell>
          <table:table-cell office:value-type="string" calcext:value-type="string">
            <text:p>595-TPS54383PWPR</text:p>
          </table:table-cell>
          <table:table-cell/>
          <table:table-cell office:value-type="string" calcext:value-type="string">
            <text:p>U9</text:p>
          </table:table-cell>
          <table:table-cell office:value-type="string" calcext:value-type="string">
            <text:p>TPS54383_converter</text:p>
          </table:table-cell>
          <table:table-cell office:value-type="string" calcext:value-type="string">
            <text:p>TPS54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15" calcext:value-type="float">
            <text:p>2,15</text:p>
          </table:table-cell>
          <table:table-cell table:formula="of:=[.I117]/[.$I$127]*100" office:value-type="float" office:value="4.95209139487747" calcext:value-type="float">
            <text:p>4,95209139487747</text:p>
          </table:table-cell>
          <table:table-cell table:formula="of:=[.J117]" office:value-type="float" office:value="4.95209139487747" calcext:value-type="float">
            <text:p>4,95209139487747</text:p>
          </table:table-cell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4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18]/[.$I$127]*100" office:value-type="float" office:value="1.54320987654321" calcext:value-type="float">
            <text:p>1,54320987654321</text:p>
          </table:table-cell>
          <table:table-cell table:formula="of:=SUM([.J118:.J123])" office:value-type="float" office:value="9.25925925925926" calcext:value-type="float" table:number-columns-spanned="1" table:number-rows-spanned="6">
            <text:p>9,25925925925926</text:p>
          </table:table-cell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5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19]/[.$I$127]*100" office:value-type="float" office:value="1.54320987654321" calcext:value-type="float">
            <text:p>1,54320987654321</text:p>
          </table:table-cell>
          <table:covered-table-cell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6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0]/[.$I$127]*100" office:value-type="float" office:value="1.54320987654321" calcext:value-type="float">
            <text:p>1,54320987654321</text:p>
          </table:table-cell>
          <table:covered-table-cell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7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1]/[.$I$127]*100" office:value-type="float" office:value="1.54320987654321" calcext:value-type="float">
            <text:p>1,54320987654321</text:p>
          </table:table-cell>
          <table:covered-table-cell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8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2]/[.$I$127]*100" office:value-type="float" office:value="1.54320987654321" calcext:value-type="float">
            <text:p>1,54320987654321</text:p>
          </table:table-cell>
          <table:covered-table-cell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9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3]/[.$I$127]*100" office:value-type="float" office:value="1.54320987654321" calcext:value-type="float">
            <text:p>1,54320987654321</text:p>
          </table:table-cell>
          <table:covered-table-cell/>
        </table:table-row>
        <table:table-row table:style-name="ro1">
          <table:table-cell office:value-type="string" calcext:value-type="string">
            <text:p>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mper Wire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HDR1X2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124]/[.$I$127]*100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5-abx0712032.768kt</text:p>
          </table:table-cell>
          <table:table-cell office:value-type="string" calcext:value-type="string">
            <text:p>449-LFXTAL009709BULK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APC3216M</text:p>
          </table:table-cell>
          <table:table-cell office:value-type="string" calcext:value-type="string">
            <text:p>XTAL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.289" calcext:value-type="float">
            <text:p>0,289</text:p>
          </table:table-cell>
          <table:table-cell table:formula="of:=[.I125]/[.$I$127]*100" office:value-type="float" office:value="0.665653215404459" calcext:value-type="float">
            <text:p>0,665653215404459</text:p>
          </table:table-cell>
          <table:table-cell table:formula="of:=[.J125]" office:value-type="float" office:value="0.665653215404459" calcext:value-type="float">
            <text:p>0,665653215404459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 table:formula="of:=SUM([.I2:.I125])" office:value-type="float" office:value="43.416" calcext:value-type="float">
            <text:p>43,4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19:42:14.558000000</dc:date>
    <meta:editing-duration>PT1H2M14S</meta:editing-duration>
    <meta:editing-cycles>35</meta:editing-cycles>
    <meta:generator>LibreOffice/5.3.7.2$Windows_X86_64 LibreOffice_project/6b8ed514a9f8b44d37a1b96673cbbdd077e24059</meta:generator>
    <meta:document-statistic meta:table-count="2" meta:cell-count="1843" meta:object-count="0"/>
  </office:meta>
</office:document-meta>
</file>